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Color Emoji" svg:font-family="'Noto Color Emoji'" style:font-pitch="fixed"/>
    <style:font-face style:name="Noto Mono" svg:font-family="'Noto Mono'" style:font-pitch="fixed"/>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Lisu" svg:font-family="'Noto Sans Lisu'" style:font-family-generic="swiss" style:font-pitch="variable"/>
    <style:font-face style:name="Noto Sans Symbols2" svg:font-family="'Noto Sans Symbols2'" style:font-family-generic="swiss" style:font-pitch="variable"/>
    <style:font-face style:name="Noto Serif CJK SC" svg:font-family="'Noto Serif CJK SC'" style:font-family-generic="system" style:font-pitch="variable"/>
    <style:font-face style:name="Z003" svg:font-family="Z003" style:font-pitch="variable"/>
  </office:font-face-decls>
  <office:automatic-styles>
    <style:style style:name="P1" style:family="paragraph" style:parent-style-name="Standard">
      <style:paragraph-properties fo:text-align="center" style:justify-single-word="false"/>
      <style:text-properties fo:font-size="50pt" fo:font-weight="bold" officeooo:rsid="001e9709" officeooo:paragraph-rsid="001e9709" style:font-size-asian="50pt" style:font-weight-asian="bold" style:font-size-complex="50pt" style:font-weight-complex="bold"/>
    </style:style>
    <style:style style:name="P2" style:family="paragraph" style:parent-style-name="Standard">
      <style:paragraph-properties fo:text-align="center" style:justify-single-word="false"/>
      <style:text-properties fo:font-size="20pt" style:text-underline-style="none" fo:font-weight="bold" officeooo:rsid="001e9709" officeooo:paragraph-rsid="001e9709" fo:background-color="transparent" style:font-size-asian="17.5pt" style:font-weight-asian="bold" style:font-size-complex="20pt" style:font-weight-complex="bold"/>
    </style:style>
    <style:style style:name="P3" style:family="paragraph">
      <loext:graphic-properties draw:fill-color="#ffbf00"/>
      <style:paragraph-properties fo:text-align="center"/>
    </style:style>
    <style:style style:name="P4" style:family="paragraph">
      <loext:graphic-properties draw:fill="none" draw:fill-color="#ffffff"/>
    </style:style>
    <style:style style:name="P5" style:family="paragraph">
      <loext:graphic-properties draw:fill="none" draw:fill-color="#ffffff"/>
      <style:text-properties fo:font-size="12pt"/>
    </style:style>
    <style:style style:name="P6" style:family="paragraph">
      <style:paragraph-properties fo:text-align="center"/>
    </style:style>
    <style:style style:name="P7" style:family="paragraph">
      <style:text-properties fo:font-size="18pt" style:font-size-asian="18pt" style:font-size-complex="18pt"/>
    </style:style>
    <style:style style:name="P8" style:family="paragraph">
      <loext:graphic-properties draw:fill="none" draw:fill-color="#ffffff"/>
      <style:text-properties fo:font-size="18pt" style:font-size-asian="18pt" style:font-size-complex="18pt"/>
    </style:style>
    <style:style style:name="P9" style:family="paragraph">
      <style:text-properties style:font-name="Z003" fo:font-size="25pt" style:font-size-asian="25pt" style:font-size-complex="25pt"/>
    </style:style>
    <style:style style:name="P10" style:family="paragraph">
      <loext:graphic-properties draw:fill="none" draw:fill-color="#ffffff"/>
      <style:text-properties style:font-name="Z003" fo:font-size="25pt" style:font-size-asian="25pt" style:font-size-complex="25pt"/>
    </style:style>
    <style:style style:name="P11" style:family="paragraph">
      <style:paragraph-properties fo:margin-top="0.42cm" fo:margin-bottom="0.349cm" fo:text-align="center"/>
      <style:text-properties fo:font-size="12pt" style:font-size-asian="12pt" style:font-size-complex="12pt"/>
    </style:style>
    <style:style style:name="P12" style:family="paragraph">
      <loext:graphic-properties draw:fill="none" draw:fill-color="#ffffff"/>
      <style:paragraph-properties fo:text-align="center"/>
      <style:text-properties fo:font-size="12pt" style:font-size-asian="12pt" style:font-size-complex="12pt"/>
    </style:style>
    <style:style style:name="T1" style:family="text">
      <style:text-properties fo:font-size="12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Z003" fo:font-size="25pt" style:font-size-asian="25pt" style:font-size-complex="25pt"/>
    </style:style>
    <style:style style:name="T5" style:family="text">
      <style:text-properties fo:font-size="12pt" style:font-size-asian="12pt" style:font-size-complex="12pt"/>
    </style:style>
    <style:style style:name="gr1" style:family="graphic">
      <style:graphic-properties svg:stroke-color="#ffbf00" draw:fill-color="#ffbf00" draw:textarea-vertical-align="middle" draw:auto-grow-height="false" fo:min-height="1.928cm" fo:min-width="2.291cm" fo:wrap-option="wrap"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09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94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05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2.12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08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line text:anchor-type="paragraph" draw:z-index="1" draw:name="Línea 1" draw:style-name="gr3" draw:text-style-name="P6" svg:x1="8.184cm" svg:y1="3.122cm" svg:x2="8.17cm" svg:y2="-0.605cm"><text:p/></draw:line><draw:line text:anchor-type="paragraph" draw:z-index="2" draw:name="Línea 2" draw:style-name="gr3" draw:text-style-name="P6" svg:x1="8.17cm" svg:y1="-0.605cm" svg:x2="17.356cm" svg:y2="-0.591cm"><text:p/></draw:line><draw:line text:anchor-type="paragraph" draw:z-index="3" draw:name="Línea 3" draw:style-name="gr3" draw:text-style-name="P6" svg:x1="17.357cm" svg:y1="-0.591cm" svg:x2="17.357cm" svg:y2="3.122cm"><text:p/></draw:line>DIPLOMA</text:p>
      <text:p text:style-name="P2"><draw:line text:anchor-type="paragraph" draw:z-index="0" draw:name="Línea horizontal 1" draw:style-name="gr3" draw:text-style-name="P6" svg:x1="8.184cm" svg:y1="1.092cm" svg:x2="17.356cm" svg:y2="1.092cm"><text:p/></draw:line><draw:frame text:anchor-type="paragraph" draw:z-index="4" draw:name="Marco de texto 1" draw:style-name="gr7" draw:text-style-name="P12" svg:width="10.496cm" svg:height="1.08cm" svg:x="7.668cm" svg:y="2.076cm"><draw:text-box><text:p text:style-name="P11"><text:span text:style-name="T5">IES Joan Ramis i Ramis té el plaer d'atorgar a</text:span></text:p></draw:text-box></draw:frame><draw:frame text:anchor-type="paragraph" draw:z-index="5" draw:name="Marco de texto 2" draw:style-name="gr6" draw:text-style-name="P10" svg:width="6.88cm" svg:height="2.123cm" svg:x="9.409cm" svg:y="3.637cm"><draw:text-box><text:p text:style-name="P9"><text:span text:style-name="T4">Marc Caldas Garrido</text:span></text:p></draw:text-box></draw:frame><draw:frame text:anchor-type="paragraph" draw:z-index="6" draw:name="Marco de texto 3" draw:style-name="gr5" draw:text-style-name="P4" svg:width="8.732cm" svg:height="1.059cm" svg:x="8.537cm" svg:y="5.523cm"><draw:text-box><text:p>El títol del millor alumne de 1<text:span text:style-name="T3">r</text:span> SMX 2024/2025</text:p></draw:text-box></draw:frame><draw:frame text:anchor-type="paragraph" draw:z-index="7" draw:name="Marco de texto 4" draw:style-name="gr4" draw:text-style-name="P8" svg:width="3.731cm" svg:height="0.795cm" svg:x="1.446cm" svg:y="9.783cm"><draw:text-box><text:p><text:span text:style-name="T2">Joan Carreras</text:span></text:p></draw:text-box></draw:frame><draw:line text:anchor-type="paragraph" draw:z-index="8" draw:name="Línea 4" draw:style-name="gr3" draw:text-style-name="P6" svg:x1="1.076cm" svg:y1="10.603cm" svg:x2="5.442cm" svg:y2="10.603cm"><text:p/></draw:line><draw:frame text:anchor-type="paragraph" draw:z-index="9" draw:name="Marco de texto 5" draw:style-name="gr4" draw:text-style-name="P8" svg:width="4.578cm" svg:height="0.795cm" svg:x="18.591cm" svg:y="9.888cm"><draw:text-box><text:p text:style-name="P7"><text:span text:style-name="T2">Raquel Taltavull</text:span></text:p></draw:text-box></draw:frame><draw:line text:anchor-type="paragraph" draw:z-index="10" draw:name="Línea horizontal 2" draw:style-name="gr3" draw:text-style-name="P6" svg:x1="18.591cm" svg:y1="10.682cm" svg:x2="22.745cm" svg:y2="10.682cm"><text:p/></draw:line><draw:frame text:anchor-type="paragraph" draw:z-index="11" draw:name="Marco de texto 6" draw:style-name="gr2" draw:text-style-name="P5" svg:width="2.197cm" svg:height="0.609cm" svg:x="2.002cm" svg:y="10.788cm"><draw:text-box><text:p><text:span text:style-name="T1">[Signatura]</text:span></text:p></draw:text-box></draw:frame><draw:frame text:anchor-type="paragraph" draw:z-index="12" draw:name="Marco de texto 7" draw:style-name="gr2" draw:text-style-name="P4" svg:width="2.567cm" svg:height="0.609cm" svg:x="19.808cm" svg:y="10.973cm"><draw:text-box><text:p><text:span text:style-name="T1">[Signatura]</text:span></text:p></draw:text-box></draw:frame><draw:custom-shape text:anchor-type="paragraph" draw:z-index="13" draw:name="Forma 1" draw:style-name="gr1" draw:text-style-name="P3" svg:width="4.34cm" svg:height="5.848cm" svg:x="10.522cm" svg:y="9.491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DE RECONEIX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Color Emoji" svg:font-family="'Noto Color Emoji'" style:font-pitch="fixed"/>
    <style:font-face style:name="Noto Mono" svg:font-family="'Noto Mono'" style:font-pitch="fixed"/>
    <style:font-face style:name="Noto Naskh Arabic" svg:font-family="'Noto Naskh Arabic'"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Lisu" svg:font-family="'Noto Sans Lisu'" style:font-family-generic="swiss" style:font-pitch="variable"/>
    <style:font-face style:name="Noto Sans Symbols2" svg:font-family="'Noto Sans Symbols2'" style:font-family-generic="swiss" style:font-pitch="variable"/>
    <style:font-face style:name="Noto Serif CJK SC" svg:font-family="'Noto Serif CJK SC'" style:font-family-generic="system" style:font-pitch="variable"/>
    <style:font-face style:name="Z003" svg:font-family="Z003"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08:55:09.593460671</meta:creation-date>
    <dc:date>2024-11-19T09:18:03.088675691</dc:date>
    <meta:editing-duration>PT4S</meta:editing-duration>
    <meta:editing-cycles>1</meta:editing-cycles>
    <meta:document-statistic meta:table-count="0" meta:image-count="0" meta:object-count="0" meta:page-count="1" meta:paragraph-count="2" meta:word-count="3" meta:character-count="23" meta:non-whitespace-character-count="22"/>
    <meta:generator>LibreOffice/24.2.6.2$Linux_X86_64 LibreOffice_project/420$Build-2</meta:generator>
  </office:meta>
</office:document-meta>
</file>